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e85a" officeooo:paragraph-rsid="001ee85a"/>
    </style:style>
    <style:style style:name="P2" style:family="paragraph" style:parent-style-name="Standard">
      <style:text-properties fo:font-size="16pt" officeooo:rsid="001ee85a" officeooo:paragraph-rsid="001ee85a" style:font-size-asian="14pt" style:font-size-complex="16pt"/>
    </style:style>
    <style:style style:name="T1" style:family="text">
      <style:text-properties fo:color="#ce181e"/>
    </style:style>
    <style:style style:name="T2" style:family="text">
      <style:text-properties fo:color="#000000"/>
    </style:style>
    <style:style style:name="T3" style:family="text">
      <style:text-properties fo:color="#ed1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8"/>Practica 1</text:p>
      <text:p text:style-name="P1"/>
      <text:p text:style-name="P1"/>
      <text:p text:style-name="P1"/>
      <text:p text:style-name="P1">Disco: <text:s/>-Bus: VirtIO <text:s text:c="2"/></text:p>
      <text:p text:style-name="P1">- Formato de almacenamiento: Raw</text:p>
      <text:p text:style-name="P1"/>
      <text:p text:style-name="P1">&lt;disk type='file' device='disk'&gt;</text:p>
      <text:p text:style-name="P1"><text:s text:c="6"/>&lt;driver name='qemu' <text:span text:style-name="T1">type='raw'/&gt;</text:span></text:p>
      <text:p text:style-name="P1"><text:s text:c="6"/>&lt;source file='/mnt/tmp/gonzalo_moreno_arevalo/cdps-vm-base-p2.img'/&gt;</text:p>
      <text:p text:style-name="P1"><text:s text:c="6"/>&lt;backingStore/&gt;</text:p>
      <text:p text:style-name="P1"><text:s text:c="6"/>&lt;target dev='vda' <text:span text:style-name="T1">bus='virtio'</text:span>/&gt;</text:p>
      <text:p text:style-name="P1"><text:s text:c="6"/>&lt;alias name='virtio-disk0'/&gt;</text:p>
      <text:p text:style-name="P1"><text:s text:c="6"/>&lt;address type='pci' domain='0x0000' bus='0x00' slot='0x07' function='0x0'/&gt;</text:p>
      <text:p text:style-name="P1"><text:s text:c="4"/>&lt;/disk&gt;</text:p>
      <text:p text:style-name="P1"/>
      <text:p text:style-name="P1"/>
      <text:p text:style-name="P1">Interfaz de Red: </text:p>
      <text:p text:style-name="P1">- Direccion Mac: <text:span text:style-name="T2"><text:s/>52:54:00:cc:63:e1</text:span></text:p>
      <text:p text:style-name="P1"><text:span text:style-name="T2">-Modelo de dispositivo: virtio</text:span></text:p>
      <text:p text:style-name="P1"/>
      <text:p text:style-name="P1">&lt;interface type='network'&gt;</text:p>
      <text:p text:style-name="P1"><text:s text:c="6"/><text:span text:style-name="T1">&lt;mac address='52:54:00:cc:63:e1'/&gt;</text:span></text:p>
      <text:p text:style-name="P1"><text:s text:c="6"/>&lt;source network='default' bridge='virbr0'/&gt;</text:p>
      <text:p text:style-name="P1"><text:s text:c="6"/>&lt;target dev='vnet0'/&gt;</text:p>
      <text:p text:style-name="P1"><text:s text:c="6"/><text:span text:style-name="T3">&lt;model type='virtio'/&gt;</text:span></text:p>
      <text:p text:style-name="P1"><text:s text:c="6"/>&lt;alias name='net0'/&gt;</text:p>
      <text:p text:style-name="P1"><text:s text:c="6"/>&lt;address type='pci' domain='0x0000' bus='0x00' slot='0x03' function='0x0'/&gt;</text:p>
      <text:p text:style-name="P1"><text:s text:c="4"/>&lt;/interface&gt;</text:p>
      <text:p text:style-name="P1"/>
      <text:p text:style-name="P1">Memoria: <text:s/>2097152 KiB <text:s text:c="5"/>“&lt;memory unit='KiB'&gt;2097152&lt;/memory&gt;”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47:16.997357074</meta:creation-date>
    <dc:date>2019-09-25T15:57:17.955620403</dc:date>
    <meta:editing-duration>PT10M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67" meta:character-count="881" meta:non-whitespace-character-count="697"/>
  </office:meta>
</office:document-meta>
</file>